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739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alls for Service*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49036">
            <text:p>49,036</text:p>
          </table:table-cell>
          <table:table-cell table:style-name="ce22" office:value-type="float" office:value="44653">
            <text:p>44,653</text:p>
          </table:table-cell>
          <table:table-cell table:style-name="ce22" office:value-type="float" office:value="45076">
            <text:p>45,076</text:p>
          </table:table-cell>
        </table:table-row>
      </table:table>
      <table:table table:name="notes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Not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21" office:value-type="string">
            <text:p>*</text:p>
          </table:table-cell>
          <table:table-cell table:style-name="ce21" office:value-type="string">
            <text:p>Calls For Service (CFS): In 2011, a change in the way ACPD defines and calculates CFS was initiated. CFS in years 2010 and 2009 have been recalculated to reflect consistent reporting.</text:p>
          </table:table-cell>
        </table:table-row>
        <table:table-row table:style-name="ro2">
          <table:table-cell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a" style:display-name="PageStyle_dat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